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20000035FAE6D4372AC68D337.png" manifest:media-type="image/png"/>
  <manifest:file-entry manifest:full-path="Pictures/100000000000044B0000035ED3DA32C5D234D84D.png" manifest:media-type="image/png"/>
  <manifest:file-entry manifest:full-path="Pictures/10000000000004490000035B4919627A3FF739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6010" officeooo:paragraph-rsid="001360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6.9252in" svg:height="5.4035in" draw:z-index="0"><draw:image xlink:href="Pictures/10000000000004520000035FAE6D4372AC68D3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tab/></text:p>
      <text:p text:style-name="P1"><draw:frame draw:style-name="fr2" draw:name="Image2" text:anchor-type="paragraph" svg:width="6.9252in" svg:height="5.4311in" draw:z-index="1"><draw:image xlink:href="Pictures/100000000000044B0000035ED3DA32C5D234D84D.png" xlink:type="simple" xlink:show="embed" xlink:actuate="onLoad" loext:mime-type="image/png"/></draw:frame><text:soft-page-break/></text:p>
      <text:p text:style-name="P1"/>
      <text:p text:style-name="P1"/>
      <text:p text:style-name="P1"><draw:frame draw:style-name="fr2" draw:name="Image3" text:anchor-type="paragraph" svg:width="6.9252in" svg:height="5.422in" draw:z-index="2"><draw:image xlink:href="Pictures/10000000000004490000035B4919627A3FF7393A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2T18:00:20.394000000</meta:creation-date>
    <dc:date>2022-11-02T18:02:31.515000000</dc:date>
    <meta:editing-duration>PT2M12S</meta:editing-duration>
    <meta:editing-cycles>1</meta:editing-cycles>
    <meta:document-statistic meta:table-count="0" meta:image-count="3" meta:object-count="0" meta:page-count="3" meta:paragraph-count="1" meta:word-count="0" meta:character-count="1" meta:non-whitespace-character-count="0"/>
    <meta:generator>LibreOffice/6.2.8.2$Windows_X86_64 LibreOffice_project/f82ddfca21ebc1e222a662a32b25c0c9d20169ee</meta:generator>
  </office:meta>
</office:document-meta>
</file>